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gif" manifest:full-path="Pictures/da440821b0177653fdc8340b10244c27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cm" draw:shadow-offset-y="0.26458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8dc1da36ea1e997092badcd3b70d5fbd" style:family="paragraph">
      <style:paragraph-properties fo:text-align="center"/>
    </style:style>
    <style:style style:name="T_b1e5b826d3558249b9bd87d3c1d1b77c" style:family="text">
      <style:text-properties fo:color="#E06B20" fo:font-family="Calibri" fo:font-size="60pt" fo:font-weight="bold"/>
    </style:style>
  </office:automatic-styles>
  <office:body>
    <office:presentation>
      <draw:page draw:name="page0" draw:master-page-name="Standard">
        <draw:frame draw:name="PHPPowerPoint logo" svg:width="6.535cm" svg:height="0.953cm" svg:x="0.265cm" svg:y="0.265cm" draw:style-name="gr1">
          <draw:image xlink:href="Pictures/da440821b0177653fdc8340b10244c27.gif" xlink:type="simple" xlink:show="embed" xlink:actuate="onLoad">
            <text:p/>
          </draw:image>
        </draw:frame>
        <draw:frame draw:style-name="gr2" svg:width="15.875cm" svg:height="7.938cm" svg:x="4.498cm" svg:y="4.763cm">
          <draw:text-box>
            <text:p text:style-name="P_8dc1da36ea1e997092badcd3b70d5fbd">
       <text:span text:style-name="T_b1e5b826d3558249b9bd87d3c1d1b77c">Thank you for using PHPPowerPoint!</text:span>
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PHPPowerPoint Team</dc:creator>
    <dc:date>2014-09-24T20:43:08.000</dc:date>
    <dc:description>Sample 01 Description</dc:description>
    <dc:subject>Sample 01 Subject</dc:subject>
    <dc:title>Sample 01 Title</dc:title>
    <meta:creation-date>2014-09-24T20:43:08.000</meta:creation-date>
    <meta:initial-creator>PHPOffice</meta:initial-creator>
    <meta:keyword>office 2007 openxml libreoffice odt php</meta:keyword>
  </office:meta>
</office:document-meta>
</file>